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2e96d"/>
    </style:style>
    <style:style style:name="P2" style:family="paragraph" style:parent-style-name="Standard">
      <style:text-properties officeooo:rsid="0012e96d" officeooo:paragraph-rsid="0012e96d"/>
    </style:style>
    <style:style style:name="P3" style:family="paragraph" style:parent-style-name="Standard">
      <style:text-properties officeooo:paragraph-rsid="0013f1b9"/>
    </style:style>
    <style:style style:name="P4" style:family="paragraph" style:parent-style-name="Standard">
      <style:text-properties officeooo:paragraph-rsid="001bca8f"/>
    </style:style>
    <style:style style:name="P5" style:family="paragraph" style:parent-style-name="Standard">
      <style:text-properties officeooo:rsid="001d8927" officeooo:paragraph-rsid="001d8927"/>
    </style:style>
    <style:style style:name="T1" style:family="text">
      <style:text-properties officeooo:rsid="0013f1b9"/>
    </style:style>
    <style:style style:name="T2" style:family="text">
      <style:text-properties officeooo:rsid="001764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la modélisation choisie pour chaque méthode (représentation d’une configuration, taille de l’espace de recherche, fonction objectif, mouvements possibles ou opérateurs de sélection/croisement/mutation, critère d’arrêt...) ;</text:p>
      <text:p text:style-name="P3"><text:span text:style-name="T1"><text:tab/>-L'algorithme tabou que nous avons créer prend un liste de tache de valeur variable, un nombre de proccesseurs sur lequel il va reppartir les taches, la taille de la liste de tabou et le nombre d'itération maximum que l'algorithme fera sans changement avant de s'arreter. </text:span></text:p>
      <text:p text:style-name="P4"><text:tab/><text:span text:style-name="T2">La taille de la liste de voisin tester est (nombre de taches * (nombre de proccesseurs-1)), la fonction objectif donne comme retour l'opposé (pour pouvoir avoir le plus petit) de la somme des différences entre la configuration optimal (Temps total de toutes les taches/ nombre de proccesseurs) et la somme des temps actuels de chaque proccesseurs (si il retourne 0 on est dans un configuration optimal. Les voisins générer sont créer en passant une (et une seul) tache d'un proccesseur à l'autre et ceux pour chaque tache de chaque proccesseurs. Le criterre d'arret est si le score retourné par fonctionObjectif est inferieur aux nombres de proccesseurs alors la solution est optimal sinon on recommence pendant un nombre d'iteration (defini par l'utilisateur) tant qu'il n'y à pas de changement dans l'état.</text:span></text:p>
      <text:p text:style-name="P3"/>
      <text:p text:style-name="P1">— une critique de chaque méthode à travers différents exemples ;</text:p>
      <text:p text:style-name="P5">L'algorithme tabou à un temps exponentiel de traitements il met par exemple 15min avec 1000 tache et 10 proccesseurs</text:p>
      <text:p text:style-name="P1"/>
      <text:p text:style-name="P1">— une comparaison des méthodes comprenant les meilleures solutions trouvées et les paramètres associés ;</text:p>
      <text:p text:style-name="P1"/>
      <text:p text:style-name="P1">— une bibliographie/webographie ;</text:p>
      <text:p text:style-name="P2"><text:a xlink:type="simple" xlink:href="https://en.wikipedia.org/wiki/Tabu_search" text:style-name="Internet_20_link" text:visited-style-name="Visited_20_Internet_20_Link">https://en.wikipedia.org/wiki/Tabu_search</text:a></text:p>
      <text:p text:style-name="P2"><text:a xlink:type="simple" xlink:href="https://homepages.laas.fr/huguet/drupal/sites/homepages.laas.fr.huguet/files/u78/5IL_BOC_Recherche_tabou.pdf" text:style-name="Internet_20_link" text:visited-style-name="Visited_20_Internet_20_Link">https://homepages.laas.fr/huguet/drupal/sites/homepages.laas.fr.huguet/files/u78/5IL_BOC_Recherche_tabou.pdf</text:a></text:p>
      <text:p text:style-name="P2"/>
      <text:p text:style-name="P1">— un diagramme de classes (comportant le nom des champs et des fonctions) en annex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18S</meta:editing-duration>
    <meta:editing-cycles>12</meta:editing-cycles>
    <meta:generator>LibreOffice/5.0.3.2$Windows_x86 LibreOffice_project/e5f16313668ac592c1bfb310f4390624e3dbfb75</meta:generator>
    <dc:date>2018-04-06T02:37:02.858000000</dc:date>
    <meta:document-statistic meta:table-count="0" meta:image-count="0" meta:object-count="0" meta:page-count="1" meta:paragraph-count="10" meta:word-count="262" meta:character-count="1858" meta:non-whitespace-character-count="1597"/>
    <meta:user-defined meta:name="Info 1"/>
    <meta:user-defined meta:name="Info 2"/>
    <meta:user-defined meta:name="Info 3"/>
    <meta:user-defined meta:name="Info 4"/>
  </office:meta>
</office:document-meta>
</file>